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47ff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<text:span text:style-name="T1"> </text:span>is<text:span text:style-name="T1"> </text:span>an<text:span text:style-name="T1"> </text:span>colored<text:span text:style-name="T1"> </text:span>text<text:span text:style-name="T1"> </text:span>test.<text:span text:style-name="T1"> </text:span>1<text:span text:style-name="T1"> </text:span>2<text:span text:style-name="T1"> </text:span>3<text:span text:style-name="T1"> </text:span>4<text:span text:style-name="T1"> </text:span>5<text:span text:style-name="T1"> </text:span>#<text:span text:style-name="T1"> </text:span>Hello<text:span text:style-name="T1"> </text:span>World!!!<text:span text:style-name="T1"> </text:span>This<text:span text:style-name="T1"> </text:span>text<text:span text:style-name="T1"> </text:span>should<text:span text:style-name="T1"> </text:span>be<text:span text:style-name="T1"> </text:span>some<text:span text:style-name="T1"> </text:span>color<text:span text:style-name="T1"> </text:span>of<text:span text:style-name="T1"> </text:span>b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5:07</dc:date>
    <meta:editing-cycles>1</meta:editing-cycles>
    <meta:editing-duration>PT45S</meta:editing-duration>
    <meta:document-statistic meta:table-count="0" meta:image-count="0" meta:object-count="0" meta:page-count="1" meta:paragraph-count="1" meta:word-count="22" meta:character-count="96" meta:non-whitespace-character-count="75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